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864b" style:font-name="Liberation Serif1" fo:font-size="15pt" fo:language="zxx" fo:country="none" style:text-underline-style="solid" style:text-underline-width="auto" style:text-underline-color="font-color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style:use-window-font-color="true" style:font-name="Liberation Serif1" fo:font-size="15pt" fo:language="zxx" fo:country="none" style:text-underline-style="solid" style:text-underline-width="auto" style:text-underline-color="font-color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028d52" officeooo:paragraph-rsid="00028d5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5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10239f" officeooo:paragraph-rsid="0010239f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6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19d889" officeooo:paragraph-rsid="0019d889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2afb72" officeooo:paragraph-rsid="002afb7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a85f0" officeooo:paragraph-rsid="0081aa1c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9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decda" officeooo:paragraph-rsid="003decda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0" style:family="paragraph" style:parent-style-name="Standard" style:list-style-name="L2">
      <style:text-properties style:use-window-font-color="true" fo:font-size="15pt" fo:language="zxx" fo:country="none" style:text-underline-style="none" fo:font-weight="normal" officeooo:rsid="00025ed5" officeooo:paragraph-rsid="00025ed5" fo:background-color="transparent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1" style:family="paragraph" style:parent-style-name="Standard" style:list-style-name="L2">
      <style:text-properties style:use-window-font-color="true" style:font-name="Liberation Serif1" fo:font-size="15pt" fo:language="zxx" fo:country="none" style:text-underline-style="none" fo:font-weight="normal" officeooo:rsid="00028d52" officeooo:paragraph-rsid="00025ed5" fo:background-color="transparent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2" style:family="paragraph" style:parent-style-name="Standard" style:list-style-name="L1">
      <style:paragraph-properties fo:break-before="page"/>
      <style:text-properties style:use-window-font-color="true" fo:font-size="15pt" fo:language="zxx" fo:country="none" style:text-underline-style="none" fo:font-weight="bold" officeooo:rsid="0021c602" officeooo:paragraph-rsid="0021c60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normal" style:font-weight-asian="normal" style:font-weight-complex="normal"/>
    </style:style>
    <style:style style:name="T3" style:family="text">
      <style:text-properties style:font-name="Liberation Serif1" fo:font-weight="normal" officeooo:rsid="00056ad7" style:font-weight-asian="normal" style:font-weight-complex="normal"/>
    </style:style>
    <style:style style:name="T4" style:family="text">
      <style:text-properties style:font-name="Liberation Serif1" fo:font-weight="normal" officeooo:rsid="0006b2f0" style:font-weight-asian="normal" style:font-weight-complex="normal"/>
    </style:style>
    <style:style style:name="T5" style:family="text">
      <style:text-properties style:font-name="Liberation Serif1" fo:font-weight="normal" officeooo:rsid="00070cef" style:font-weight-asian="normal" style:font-weight-complex="normal"/>
    </style:style>
    <style:style style:name="T6" style:family="text">
      <style:text-properties style:font-name="Liberation Serif1" fo:font-weight="normal" officeooo:rsid="00078eef" style:font-weight-asian="normal" style:font-weight-complex="normal"/>
    </style:style>
    <style:style style:name="T7" style:family="text">
      <style:text-properties style:font-name="Liberation Serif1" fo:font-weight="normal" officeooo:rsid="0008f4b7" style:font-weight-asian="normal" style:font-weight-complex="normal"/>
    </style:style>
    <style:style style:name="T8" style:family="text">
      <style:text-properties style:font-name="Liberation Serif1" fo:font-weight="normal" officeooo:rsid="000b1c7a" style:font-weight-asian="normal" style:font-weight-complex="normal"/>
    </style:style>
    <style:style style:name="T9" style:family="text">
      <style:text-properties style:font-name="Liberation Serif1" fo:font-weight="normal" officeooo:rsid="000cc790" style:font-weight-asian="normal" style:font-weight-complex="normal"/>
    </style:style>
    <style:style style:name="T10" style:family="text">
      <style:text-properties style:font-name="Liberation Serif1" fo:font-weight="normal" officeooo:rsid="000e11c7" style:font-weight-asian="normal" style:font-weight-complex="normal"/>
    </style:style>
    <style:style style:name="T11" style:family="text">
      <style:text-properties style:font-name="Liberation Serif1" fo:font-weight="normal" officeooo:rsid="00108cc2" style:font-weight-asian="normal" style:font-weight-complex="normal"/>
    </style:style>
    <style:style style:name="T12" style:family="text">
      <style:text-properties style:font-name="Liberation Serif1" fo:font-weight="normal" officeooo:rsid="00152d37" style:font-weight-asian="normal" style:font-weight-complex="normal"/>
    </style:style>
    <style:style style:name="T13" style:family="text">
      <style:text-properties style:font-name="Liberation Serif1" fo:font-weight="normal" officeooo:rsid="00173f63" style:font-weight-asian="normal" style:font-weight-complex="normal"/>
    </style:style>
    <style:style style:name="T14" style:family="text">
      <style:text-properties style:font-name="Liberation Serif1" fo:font-weight="normal" officeooo:rsid="001a4997" style:font-weight-asian="normal" style:font-weight-complex="normal"/>
    </style:style>
    <style:style style:name="T15" style:family="text">
      <style:text-properties style:font-name="Liberation Serif1" fo:font-weight="normal" officeooo:rsid="001a80e7" style:font-weight-asian="normal" style:font-weight-complex="normal"/>
    </style:style>
    <style:style style:name="T16" style:family="text">
      <style:text-properties style:font-name="Liberation Serif1" fo:font-weight="normal" officeooo:rsid="001c785e" style:font-weight-asian="normal" style:font-weight-complex="normal"/>
    </style:style>
    <style:style style:name="T17" style:family="text">
      <style:text-properties style:font-name="Liberation Serif1" fo:font-weight="normal" officeooo:rsid="006c299c" style:font-weight-asian="normal" style:font-weight-complex="normal"/>
    </style:style>
    <style:style style:name="T18" style:family="text">
      <style:text-properties style:font-name="Liberation Serif1" fo:font-weight="normal" officeooo:rsid="0088ea00" style:font-weight-asian="normal" style:font-weight-complex="normal"/>
    </style:style>
    <style:style style:name="T19" style:family="text">
      <style:text-properties style:font-name="Liberation Serif1" officeooo:rsid="00028d52"/>
    </style:style>
    <style:style style:name="T20" style:family="text">
      <style:text-properties style:font-name="Liberation Serif1" fo:font-style="italic" style:font-style-asian="italic" style:font-style-complex="italic"/>
    </style:style>
    <style:style style:name="T21" style:family="text">
      <style:text-properties style:font-name="Liberation Serif1" fo:font-style="italic" officeooo:rsid="00028d52" style:font-style-asian="italic" style:font-style-complex="italic"/>
    </style:style>
    <style:style style:name="T22" style:family="text">
      <style:text-properties style:font-name="Liberation Serif1" fo:font-style="italic" officeooo:rsid="000db466" style:font-style-asian="italic" style:font-style-complex="italic"/>
    </style:style>
    <style:style style:name="T23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Liberation Serif1" officeooo:rsid="00173f63"/>
    </style:style>
    <style:style style:name="T25" style:family="text">
      <style:text-properties style:font-name="Liberation Serif1" officeooo:rsid="001c785e"/>
    </style:style>
    <style:style style:name="T26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Liberation Serif1" fo:font-style="normal" fo:font-weight="normal" officeooo:rsid="00244278" style:font-style-asian="normal" style:font-weight-asian="normal" style:font-style-complex="normal" style:font-weight-complex="normal"/>
    </style:style>
    <style:style style:name="T28" style:family="text">
      <style:text-properties style:font-name="Liberation Serif1" fo:font-style="normal" fo:font-weight="normal" officeooo:rsid="002c5231" style:font-style-asian="normal" style:font-weight-asian="normal" style:font-style-complex="normal" style:font-weight-complex="normal"/>
    </style:style>
    <style:style style:name="T29" style:family="text">
      <style:text-properties style:font-name="Liberation Serif1" fo:font-style="normal" fo:font-weight="normal" officeooo:rsid="002e1e1c" style:font-style-asian="normal" style:font-weight-asian="normal" style:font-style-complex="normal" style:font-weight-complex="normal"/>
    </style:style>
    <style:style style:name="T30" style:family="text">
      <style:text-properties style:font-name="Liberation Serif1" fo:font-style="normal" fo:font-weight="normal" officeooo:rsid="002ebbc9" style:font-style-asian="normal" style:font-weight-asian="normal" style:font-style-complex="normal" style:font-weight-complex="normal"/>
    </style:style>
    <style:style style:name="T31" style:family="text">
      <style:text-properties style:font-name="Liberation Serif1" fo:font-style="normal" fo:font-weight="normal" officeooo:rsid="00301e38" style:font-style-asian="normal" style:font-weight-asian="normal" style:font-style-complex="normal" style:font-weight-complex="normal"/>
    </style:style>
    <style:style style:name="T32" style:family="text">
      <style:text-properties style:font-name="Liberation Serif1" fo:font-style="normal" fo:font-weight="normal" officeooo:rsid="003791e0" style:font-style-asian="normal" style:font-weight-asian="normal" style:font-style-complex="normal" style:font-weight-complex="normal"/>
    </style:style>
    <style:style style:name="T33" style:family="text">
      <style:text-properties style:font-name="Liberation Serif1" fo:font-style="normal" fo:font-weight="normal" officeooo:rsid="004016b2" style:font-style-asian="normal" style:font-weight-asian="normal" style:font-style-complex="normal" style:font-weight-complex="normal"/>
    </style:style>
    <style:style style:name="T34" style:family="text">
      <style:text-properties style:font-name="Liberation Serif1" fo:font-style="normal" fo:font-weight="normal" officeooo:rsid="00641561" style:font-style-asian="normal" style:font-weight-asian="normal" style:font-style-complex="normal" style:font-weight-complex="normal"/>
    </style:style>
    <style:style style:name="T35" style:family="text">
      <style:text-properties style:font-name="Liberation Serif1" fo:font-style="normal" fo:font-weight="normal" officeooo:rsid="00655e7a" style:font-style-asian="normal" style:font-weight-asian="normal" style:font-style-complex="normal" style:font-weight-complex="normal"/>
    </style:style>
    <style:style style:name="T36" style:family="text">
      <style:text-properties style:font-name="Liberation Serif1" fo:font-style="normal" fo:font-weight="normal" officeooo:rsid="007a2c52" style:font-style-asian="normal" style:font-weight-asian="normal" style:font-style-complex="normal" style:font-weight-complex="normal"/>
    </style:style>
    <style:style style:name="T37" style:family="text">
      <style:text-properties style:font-name="Liberation Serif1" fo:font-style="normal" fo:font-weight="normal" officeooo:rsid="007b2954" style:font-style-asian="normal" style:font-weight-asian="normal" style:font-style-complex="normal" style:font-weight-complex="normal"/>
    </style:style>
    <style:style style:name="T38" style:family="text">
      <style:text-properties style:font-name="Liberation Serif1" fo:font-style="normal" fo:font-weight="normal" officeooo:rsid="007d61a6" style:font-style-asian="normal" style:font-weight-asian="normal" style:font-style-complex="normal" style:font-weight-complex="normal"/>
    </style:style>
    <style:style style:name="T39" style:family="text">
      <style:text-properties style:font-name="Liberation Serif1" fo:font-style="normal" fo:font-weight="normal" officeooo:rsid="007e4f20" style:font-style-asian="normal" style:font-weight-asian="normal" style:font-style-complex="normal" style:font-weight-complex="normal"/>
    </style:style>
    <style:style style:name="T40" style:family="text">
      <style:text-properties style:font-name="Liberation Serif1" fo:font-style="normal" fo:font-weight="normal" officeooo:rsid="00806f67" style:font-style-asian="normal" style:font-weight-asian="normal" style:font-style-complex="normal" style:font-weight-complex="normal"/>
    </style:style>
    <style:style style:name="T41" style:family="text">
      <style:text-properties style:font-name="Liberation Serif1" fo:font-style="normal" fo:font-weight="normal" officeooo:rsid="0082bc0b" style:font-style-asian="normal" style:font-weight-asian="normal" style:font-style-complex="normal" style:font-weight-complex="normal"/>
    </style:style>
    <style:style style:name="T42" style:family="text">
      <style:text-properties style:font-name="Liberation Serif1" fo:font-style="normal" fo:font-weight="normal" officeooo:rsid="0082da84" style:font-style-asian="normal" style:font-weight-asian="normal" style:font-style-complex="normal" style:font-weight-complex="normal"/>
    </style:style>
    <style:style style:name="T43" style:family="text">
      <style:text-properties style:font-name="Liberation Serif1" fo:font-style="normal" fo:font-weight="normal" officeooo:rsid="00840996" style:font-style-asian="normal" style:font-weight-asian="normal" style:font-style-complex="normal" style:font-weight-complex="normal"/>
    </style:style>
    <style:style style:name="T44" style:family="text">
      <style:text-properties style:font-name="Liberation Serif1" fo:font-style="normal" style:font-style-asian="normal" style:font-style-complex="normal"/>
    </style:style>
    <style:style style:name="T45" style:family="text">
      <style:text-properties style:font-name="Liberation Serif1" fo:font-style="normal" officeooo:rsid="00244278" style:font-style-asian="normal" style:font-style-complex="normal"/>
    </style:style>
    <style:style style:name="T46" style:family="text">
      <style:text-properties style:font-name="Liberation Serif1" fo:font-style="normal" officeooo:rsid="003791e0" style:font-style-asian="normal" style:font-style-complex="normal"/>
    </style:style>
    <style:style style:name="T47" style:family="text">
      <style:text-properties style:font-name="Liberation Serif1" fo:font-style="normal" officeooo:rsid="0081aa1c" style:font-style-asian="normal" style:font-style-complex="normal"/>
    </style:style>
    <style:style style:name="T48" style:family="text">
      <style:text-properties style:font-name="Liberation Serif1" fo:font-style="normal" officeooo:rsid="00878518" style:font-style-asian="normal" style:font-style-complex="normal"/>
    </style:style>
    <style:style style:name="T49" style:family="text">
      <style:text-properties style:font-name="Liberation Serif1" fo:font-style="normal" officeooo:rsid="008a77e5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 of Things: Presentation notes</text:p>
      <text:p text:style-name="P2"/>
      <text:list xml:id="list2012558004" text:style-name="L1">
        <text:list-item>
          <text:p text:style-name="P3"><text:span text:style-name="T1">Greeting and introduction </text:span><text:span text:style-name="T21">[Ma]</text:span></text:p>
        </text:list-item>
      </text:list>
      <text:list xml:id="list1381739105" text:style-name="L2">
        <text:list-item>
          <text:p text:style-name="P10"><text:span text:style-name="T1">Hello and welcome to our presentation about the Internet of Things.<text:line-break/>My name is M. and this is my classmate M.<text:line-break/>We covered several aspects (positive and negative) and </text:span><text:span text:style-name="T19">took a look at some use cases and existing applications of the IoT.</text:span></text:p>
          <text:p text:style-name="P11"/>
        </text:list-item>
      </text:list>
      <text:list xml:id="list190822062668918" text:continue-list="list2012558004" text:style-name="L1">
        <text:list-item>
          <text:p text:style-name="P4"><text:span text:style-name="T1">General information </text:span><text:span text:style-name="T20">[Mo]</text:span><text:span text:style-name="T23"> </text:span><text:span text:style-name="T22">(GI, Usage, Positive aspects)</text:span></text:p>
          <text:p text:style-name="P4"><text:span text:style-name="T2">The Internet of Things describes all devices that are connected to the internet or other devices. </text:span><text:span text:style-name="T3">This includes sensors, actuators (execute operations, e.g. lights and door locks) </text:span><text:span text:style-name="T4">and smart devices (e.g. smart T</text:span><text:span text:style-name="T5">vs).<text:line-break/><text:line-break/></text:span><text:span text:style-name="T8">Now I'll talk about some positive aspects: </text:span><text:span text:style-name="T6">The IoT made industrial </text:span><text:span text:style-name="T10">a</text:span><text:span text:style-name="T6">utomation a lot easier for manufacturers. Thanks to the Internet of Things, we can track ordered products on a website </text:span><text:span text:style-name="T7">in real-time.<text:line-break/></text:span><text:span text:style-name="T9">Without the IoT, self-driving cars wouldn't even be possible. </text:span><text:span text:style-name="T18">The cars have to be connected to a network to prevent accidents.</text:span><text:span text:style-name="T9"><text:line-break/></text:span></text:p>
        </text:list-item>
        <text:list-item>
          <text:p text:style-name="P5"><text:span text:style-name="T1">Negative aspects</text:span><text:span text:style-name="T2"> </text:span><text:span text:style-name="T1">[Ma]<text:line-break/></text:span><text:span text:style-name="T11">Every new technology has a downside. When it comes to security, some IoT devices are a nightmare. </text:span><text:span text:style-name="T12">Default passwords are the biggest problem. (e.g. admin/admin).</text:span><text:span text:style-name="T13"><text:line-break/></text:span></text:p>
        </text:list-item>
        <text:list-item>
          <text:p text:style-name="P6"><text:span text:style-name="T24">D</text:span><text:span text:style-name="T1">ash button [Ma]</text:span><text:span text:style-name="T2"><text:line-break/></text:span><text:span text:style-name="T14">The intended use for the Amazon Dash button is to buy a product just by pressing </text:span><text:span text:style-name="T15">it</text:span><text:span text:style-name="T14">.</text:span><text:span text:style-name="T15"><text:line-break/>Creative people found ways to use it for their own projects by detecting if it's on the network or not. </text:span><text:span text:style-name="T16">Amazon stopped selling the buttons since </text:span><text:span text:style-name="T17">a German consumer</text:span><text:span text:style-name="T16"> </text:span><text:span text:style-name="T17">protection organisation ruled that they break laws.</text:span></text:p>
        </text:list-item>
        <text:list-item>
          <text:p text:style-name="P12"><text:span text:style-name="T25">D</text:span><text:span text:style-name="T1">iscussion [Mo]</text:span><text:span text:style-name="T26"><text:line-break/></text:span><text:span text:style-name="T27">We asked ourselves whether we really need the Internet of Things. We've come to the conclusion that smart devices are a useful thing and that we can't stop the future. The IoT will be a huge topic in the next years.<text:line-break/></text:span></text:p>
        </text:list-item>
        <text:list-item>
          <text:p text:style-name="P7"><text:span text:style-name="T45">H</text:span><text:span text:style-name="T44">eating stats [Mo]</text:span><text:span text:style-name="T26"><text:line-break/></text:span><text:span text:style-name="T28">In our web app we're requesting data from a heating system. </text:span><text:span text:style-name="T36">The requested data contains current settings as well as temperatures measured by different sensor</text:span><text:span text:style-name="T37">s </text:span><text:span text:style-name="T36">– for example on the outside, the heating flow and the return flow. We load the data into two seperate tables on the website. </text:span><text:span text:style-name="T38">The left table contains the current temperatures, the right table shows the settings </text:span><text:span text:style-name="T40">and some stats, for example the working hours of the compressor</text:span><text:span text:style-name="T39">. </text:span><text:span text:style-name="T28">The data gets called up every minute </text:span><text:span text:style-name="T36">and is then shown in the </text:span><text:span text:style-name="T29">chart, </text:span><text:span text:style-name="T36">which </text:span><text:span text:style-name="T29">displays the history of the temperatures according to the selected timespan.<text:line-break/><text:line-break/></text:span><text:span text:style-name="T30">You can choose the timespan with the slider. By clicking the rectangles you can hide/</text:span><text:span text:style-name="T31">show</text:span><text:span text:style-name="T30"> a specific temperature curve.</text:span><text:span text:style-name="T32"><text:line-break/></text:span></text:p>
        </text:list-item>
        <text:list-item>
          <text:p text:style-name="P8"><text:span text:style-name="T46">E</text:span><text:span text:style-name="T44">xplanation of used code</text:span><text:span text:style-name="T26"> </text:span><text:span text:style-name="T44">[Ma]<text:line-break/></text:span><text:span text:style-name="T34">Slides -&gt; </text:span><text:span text:style-name="T35">reverse engineering </text:span><text:span text:style-name="T34">protocol, finding the mem. Addr.<text:line-break/></text:span></text:p>
        </text:list-item>
        <text:list-item>
          <text:p text:style-name="P8"><text:span text:style-name="T47">JavaScript code explained [Mo]<text:line-break/></text:span><text:span text:style-name="T41">Down here, you can see the function that's called whenever you change the positon of the slider. It basically updates the displayed chart with the new timespan. </text:span><text:span text:style-name="T42">The printChart() functions downloads the data for the selected timespan and filters the needed temperatures. We can then process the downloaded data to create appropriate spaces between each temperature </text:span><text:span text:style-name="T43">that we want to display.</text:span><text:span text:style-name="T44"><text:line-break/></text:span></text:p>
        </text:list-item>
        <text:list-item>
          <text:p text:style-name="P9"><text:span text:style-name="T44">Finally [M</text:span><text:span text:style-name="T49">o]</text:span><text:span text:style-name="T44"><text:line-break/></text:span><text:span text:style-name="T33">Thanks for your attention! Are there any questions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0:30:51.951851703</meta:creation-date>
    <dc:date>2019-06-27T19:08:20.708150892</dc:date>
    <meta:editing-duration>PT3H5M53S</meta:editing-duration>
    <meta:editing-cycles>80</meta:editing-cycles>
    <meta:generator>LibreOffice/6.0.7.3$Linux_X86_64 LibreOffice_project/00m0$Build-3</meta:generator>
    <meta:document-statistic meta:table-count="0" meta:image-count="0" meta:object-count="0" meta:page-count="2" meta:paragraph-count="13" meta:word-count="492" meta:character-count="2954" meta:non-whitespace-character-count="2476"/>
  </office:meta>
</office:document-meta>
</file>